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Mono" fo:font-size="36pt" officeooo:rsid="000c4c5e" officeooo:paragraph-rsid="000c4c5e" style:font-size-asian="36pt" style:font-size-complex="36pt"/>
    </style:style>
    <style:style style:name="P2" style:family="paragraph" style:parent-style-name="Standard">
      <style:paragraph-properties fo:text-align="start" style:justify-single-word="false"/>
      <style:text-properties style:font-name="Liberation Mono" fo:font-size="15pt" officeooo:rsid="000c4c5e" officeooo:paragraph-rsid="000c4c5e" style:font-size-asian="13.1000003814697pt" style:font-size-complex="15pt"/>
    </style:style>
    <style:style style:name="P3" style:family="paragraph" style:parent-style-name="Standard">
      <style:paragraph-properties fo:text-align="start" style:justify-single-word="false"/>
      <style:text-properties style:font-name="Liberation Mono" fo:font-size="15pt" fo:font-weight="bold" officeooo:rsid="000c4c5e" officeooo:paragraph-rsid="000c4c5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Liberation Mono" fo:font-size="15pt" fo:font-weight="bold" officeooo:rsid="000ce823" officeooo:paragraph-rsid="000ce823"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Liberation Mono" fo:font-size="12pt" fo:font-weight="bold" officeooo:rsid="000c4c5e" officeooo:paragraph-rsid="000c4c5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Mono" fo:font-size="12pt" fo:font-weight="bold" officeooo:rsid="000ce823" officeooo:paragraph-rsid="000ce823"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Mono" fo:font-size="12pt" fo:font-weight="bold" officeooo:rsid="000f2807" officeooo:paragraph-rsid="000f280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Mono" fo:font-size="12pt" fo:font-weight="bold" officeooo:rsid="000ce823" officeooo:paragraph-rsid="000ce82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Mono" fo:font-size="10pt" officeooo:rsid="000c4c5e" officeooo:paragraph-rsid="000c4c5e" style:font-size-asian="8.75pt" style:font-size-complex="10pt"/>
    </style:style>
    <style:style style:name="P10" style:family="paragraph" style:parent-style-name="Standard">
      <style:paragraph-properties fo:text-align="start" style:justify-single-word="false"/>
      <style:text-properties style:font-name="Liberation Mono" fo:font-size="10pt" fo:font-weight="bold" officeooo:rsid="000c4c5e" officeooo:paragraph-rsid="000c4c5e" style:font-size-asian="8.75pt" style:font-weight-asian="bold" style:font-size-complex="10pt" style:font-weight-complex="bold"/>
    </style:style>
    <style:style style:name="P11" style:family="paragraph" style:parent-style-name="Standard">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Mono" fo:font-size="10pt" fo:font-weight="normal" officeooo:rsid="000c4c5e" officeooo:paragraph-rsid="000ce823"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officeooo:paragraph-rsid="000c4c5e"/>
    </style:style>
    <style:style style:name="P17" style:family="paragraph" style:parent-style-name="Standard">
      <style:paragraph-properties fo:text-align="start" style:justify-single-word="false"/>
      <style:text-properties officeooo:rsid="000c4c5e" officeooo:paragraph-rsid="000c4c5e"/>
    </style:style>
    <style:style style:name="P18" style:family="paragraph" style:parent-style-name="Standard" style:list-style-name="L1">
      <style:paragraph-properties fo:text-align="start" style:justify-single-word="false"/>
      <style:text-properties style:font-name="Liberation Mono" fo:font-size="10pt" officeooo:rsid="000c4c5e" officeooo:paragraph-rsid="000c4c5e" style:font-size-asian="8.75pt" style:font-size-complex="10pt"/>
    </style:style>
    <style:style style:name="P19" style:family="paragraph" style:parent-style-name="Standard" style:list-style-name="L2">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0" style:family="paragraph" style:parent-style-name="Standard" style:list-style-name="L3">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1" style:family="paragraph" style:parent-style-name="Standard" style:list-style-name="L4">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2" style:family="paragraph" style:parent-style-name="Standard" style:list-style-name="L5">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3" style:family="paragraph" style:parent-style-name="Standard" style:list-style-name="L6">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4" style:family="paragraph" style:parent-style-name="Standard" style:list-style-name="L7">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5" style:family="paragraph" style:parent-style-name="Standard" style:list-style-name="L8">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6" style:family="paragraph" style:parent-style-name="Standard" style:list-style-name="L9">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7" style:family="paragraph" style:parent-style-name="Standard" style:list-style-name="L10">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8" style:family="paragraph" style:parent-style-name="Standard" style:list-style-name="L11">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29" style:family="paragraph" style:parent-style-name="Standard" style:list-style-name="L12">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0" style:family="paragraph" style:parent-style-name="Standard" style:list-style-name="L13">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1" style:family="paragraph" style:parent-style-name="Standard" style:list-style-name="L14">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3" style:family="paragraph" style:parent-style-name="Standard" style:list-style-name="L15">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34" style:family="paragraph" style:parent-style-name="Standard" style:list-style-name="L16">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35" style:family="paragraph" style:parent-style-name="Standard" style:list-style-name="L8">
      <style:paragraph-properties fo:text-align="start" style:justify-single-word="false"/>
      <style:text-properties officeooo:paragraph-rsid="000c4c5e"/>
    </style:style>
    <style:style style:name="T1" style:family="text">
      <style:text-properties style:font-name="Liberation Mono" fo:font-size="10pt" fo:font-weight="normal" officeooo:rsid="000c4c5e" style:font-size-asian="8.75pt" style:font-weight-asian="normal" style:font-size-complex="10pt" style:font-weight-complex="normal"/>
    </style:style>
    <style:style style:name="T2" style:family="text">
      <style:text-properties style:font-name="Liberation Mono" fo:font-size="10pt" fo:font-weight="normal" officeooo:rsid="000e0ad6" style:font-size-asian="8.75pt" style:font-weight-asian="normal" style:font-size-complex="10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It</text:p>
      <text:p text:style-name="P2"/>
      <text:p text:style-name="P2"/>
      <text:p text:style-name="P3">Explore Page</text:p>
      <text:p text:style-name="P9">The explore page basically would contain the following things:-</text:p>
      <text:list text:style-name="L1">
        <text:list-item>
          <text:p text:style-name="P18">Navbar with search option to filter blogs</text:p>
        </text:list-item>
        <text:list-item>
          <text:p text:style-name="P18">Sidebar</text:p>
        </text:list-item>
        <text:list-item>
          <text:p text:style-name="P18">All the blogs (randomized)</text:p>
        </text:list-item>
      </text:list>
      <text:p text:style-name="P9"/>
      <text:p text:style-name="P9"/>
      <text:p text:style-name="P5">Sidebar</text:p>
      <text:p text:style-name="P11">Container 1 - General</text:p>
      <text:list text:style-name="L2">
        <text:list-item>
          <text:p text:style-name="P19">Greet user</text:p>
        </text:list-item>
        <text:list-item>
          <text:p text:style-name="P19">Notification bar</text:p>
        </text:list-item>
        <text:list-item>
          <text:p text:style-name="P19">Follow requests</text:p>
        </text:list-item>
        <text:list-item>
          <text:p text:style-name="P19">Manage followers</text:p>
        </text:list-item>
      </text:list>
      <text:p text:style-name="P5"/>
      <text:p text:style-name="P11">Container 2 - Filters</text:p>
      <text:list text:style-name="L3">
        <text:list-item>
          <text:p text:style-name="P20">Filter by tags (search option for tags)</text:p>
        </text:list-item>
        <text:list-item>
          <text:p text:style-name="P20">Filter by followers blogs only and public blogs (default = public)</text:p>
        </text:list-item>
        <text:list-item>
          <text:p text:style-name="P20">Date posted</text:p>
        </text:list-item>
        <text:list-item>
          <text:p text:style-name="P20">NSFW toggle</text:p>
        </text:list-item>
      </text:list>
      <text:p text:style-name="P11"/>
      <text:p text:style-name="P11">Container 3 – Info tab</text:p>
      <text:list text:style-name="L4">
        <text:list-item>
          <text:p text:style-name="P21">Active current time on the website</text:p>
        </text:list-item>
        <text:list-item>
          <text:p text:style-name="P21">Saved blogs</text:p>
        </text:list-item>
      </text:list>
      <text:p text:style-name="P11"/>
      <text:p text:style-name="P10">Container 1 – General</text:p>
      <text:list text:style-name="L5">
        <text:list-item>
          <text:p text:style-name="P22">Greet user shall great the user with his name.</text:p>
        </text:list-item>
        <text:list-item>
          <text:p text:style-name="P22">Notification bar will contain notifications about the trending blog, blogs posted by the followers, any website updates, etc.</text:p>
        </text:list-item>
      </text:list>
      <text:p text:style-name="P17"/>
      <text:p text:style-name="P17"/>
      <text:p text:style-name="P5">Redux Logic</text:p>
      <text:p text:style-name="P11">UserSlice</text:p>
      <text:list text:style-name="L6">
        <text:list-item>
          <text:p text:style-name="P23">User name</text:p>
        </text:list-item>
        <text:list-item>
          <text:p text:style-name="P23">Full name</text:p>
        </text:list-item>
        <text:list-item>
          <text:p text:style-name="P23">Email</text:p>
        </text:list-item>
        <text:list-item>
          <text:p text:style-name="P23">Title</text:p>
        </text:list-item>
        <text:list-item>
          <text:p text:style-name="P23">Education</text:p>
        </text:list-item>
        <text:list-item>
          <text:p text:style-name="P23">Age</text:p>
        </text:list-item>
        <text:list-item>
          <text:p text:style-name="P23">Location</text:p>
        </text:list-item>
        <text:list-item>
          <text:p text:style-name="P23">Social Media Links (FB/Twitter/Instagram/LinkedIn/GitHub/GitLab)</text:p>
        </text:list-item>
        <text:list-item>
          <text:p text:style-name="P23">Profile picture</text:p>
        </text:list-item>
      </text:list>
      <text:p text:style-name="P11"/>
      <text:p text:style-name="P11">NotificationSlice</text:p>
      <text:list text:style-name="L7">
        <text:list-item>
          <text:p text:style-name="P24">Notification</text:p>
        </text:list-item>
        <text:list-item>
          <text:p text:style-name="P24">Type</text:p>
        </text:list-item>
        <text:list-item>
          <text:p text:style-name="P24">Date</text:p>
        </text:list-item>
      </text:list>
      <text:p text:style-name="P11"/>
      <text:p text:style-name="P11">BlogsSlice</text:p>
      <text:list text:style-name="L8">
        <text:list-item>
          <text:p text:style-name="P25">All the blogs</text:p>
        </text:list-item>
        <text:list-item>
          <text:p text:style-name="P35"><text:span text:style-name="T1">Blog Properties – Title, Content, Image, Blog-Status (Public/Private), Date Created, </text:span><text:span text:style-name="T2">Up votes, Down votes</text:span></text:p>
        </text:list-item>
      </text:list>
      <text:p text:style-name="P16"/>
      <text:p text:style-name="P11"/>
      <text:p text:style-name="P11"/>
      <text:p text:style-name="P11"><text:soft-page-break/>When the user logs in first fetch the unseen blogs of the followers then when ever reaches to the bottom of the feed provide a fetch new blogs button. So whenever the user clicks on that button the app will fetch any random blog from the database or fetch with any blogs with the corresponding filters.</text:p>
      <text:p text:style-name="P17"/>
      <text:p text:style-name="P16"/>
      <text:p text:style-name="P17"/>
      <text:p text:style-name="P11">FollowersSlice</text:p>
      <text:list text:style-name="L9">
        <text:list-item>
          <text:p text:style-name="P26">User name</text:p>
        </text:list-item>
        <text:list-item>
          <text:p text:style-name="P26">Date followed</text:p>
        </text:list-item>
      </text:list>
      <text:p text:style-name="P17"/>
      <text:p text:style-name="P11">FilteredBlogs</text:p>
      <text:list text:style-name="L10">
        <text:list-item>
          <text:p text:style-name="P27">Tags (Array of tags)</text:p>
        </text:list-item>
        <text:list-item>
          <text:p text:style-name="P27">NSFW Status</text:p>
        </text:list-item>
        <text:list-item>
          <text:p text:style-name="P27">Date Uploaded</text:p>
        </text:list-item>
        <text:list-item>
          <text:p text:style-name="P27">Status (Active/Inactive)</text:p>
        </text:list-item>
      </text:list>
      <text:p text:style-name="P17"/>
      <text:p text:style-name="P11">Apply the filter on the BlogsSlice state and display the blogs, no need to create new get reques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Home Page</text:p>
      <text:p text:style-name="P13">This page will contain following things:-</text:p>
      <text:list text:style-name="L11">
        <text:list-item>
          <text:p text:style-name="P28">Navbar</text:p>
        </text:list-item>
        <text:list-item>
          <text:p text:style-name="P28">Sidebar</text:p>
        </text:list-item>
        <text:list-item>
          <text:p text:style-name="P28">My blogs</text:p>
        </text:list-item>
        <text:list-item>
          <text:p text:style-name="P28">Utility container</text:p>
        </text:list-item>
      </text:list>
      <text:p text:style-name="P13"/>
      <text:p text:style-name="P13"/>
      <text:p text:style-name="P6">Sidebar</text:p>
      <text:p text:style-name="P13">Container 1 – User Info</text:p>
      <text:list text:style-name="L12">
        <text:list-item>
          <text:p text:style-name="P29">Profile picture</text:p>
        </text:list-item>
        <text:list-item>
          <text:p text:style-name="P29">Title</text:p>
        </text:list-item>
        <text:list-item>
          <text:p text:style-name="P29">Age</text:p>
        </text:list-item>
        <text:list-item>
          <text:p text:style-name="P29">Education</text:p>
        </text:list-item>
        <text:list-item>
          <text:p text:style-name="P29">Location</text:p>
        </text:list-item>
        <text:list-item>
          <text:p text:style-name="P29">Social Media Links</text:p>
        </text:list-item>
      </text:list>
      <text:p text:style-name="P13"/>
      <text:p text:style-name="P13">My Blogs</text:p>
      <text:p text:style-name="P13">Div containing a sample preview of any last 5 blogs as a card stack.</text:p>
      <text:p text:style-name="P13"/>
      <text:p text:style-name="P13">Utility Container</text:p>
      <text:list text:style-name="L13">
        <text:list-item>
          <text:p text:style-name="P30">Create blog</text:p>
        </text:list-item>
        <text:list-item>
          <text:p text:style-name="P30">Add a user (follow)</text:p>
        </text:list-item>
        <text:list-item>
          <text:p text:style-name="P30">Remove a user (unfollow)</text:p>
        </text:list-item>
        <text:list-item>
          <text:p text:style-name="P30">Saved blogs</text:p>
        </text:list-item>
      </text:list>
      <text:p text:style-name="P13"/>
      <text:p text:style-name="P13"/>
      <text:p text:style-name="P6">Redux Logic</text:p>
      <text:p text:style-name="P13">SelectedBlogsSlice</text:p>
      <text:list text:style-name="L14">
        <text:list-item>
          <text:p text:style-name="P31">Blog</text:p>
        </text:list-item>
      </text:list>
      <text:p text:style-name="P13"/>
      <text:p text:style-name="P6">Create Blog</text:p>
      <text:p text:style-name="P13">Create blog will pop up a new modal. The modal itself will be like a page with editable fields available in the free space. For which fields to create refer the BlogsSlice.</text:p>
      <text:p text:style-name="P13"/>
      <text:p text:style-name="P8">Saved Blogs</text:p>
      <text:p text:style-name="P13">It will be modal with a grid of blog cards with option to select multiple to remove the blog. Whenever the used click on it the blog will scale up to the original size and while it is in the full size it will have the options to remove/add current blo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Account Page</text:p>
      <text:p text:style-name="P13"><text:tab/>This will contain all the information about the user and ability to edit every detail provided and add a new detail if not given previously. Set up something like an edit mode.</text:p>
      <text:p text:style-name="P12"/>
      <text:p text:style-name="P7">Footer</text:p>
      <text:list text:style-name="L15">
        <text:list-item>
          <text:p text:style-name="P33">Created by</text:p>
        </text:list-item>
        <text:list-item>
          <text:p text:style-name="P33">Made with love &amp; coffee in India</text:p>
        </text:list-item>
        <text:list-item>
          <text:p text:style-name="P33">My GitHub &amp; LinkedIn Links</text:p>
        </text:list-item>
      </text:list>
      <text:p text:style-name="P14"/>
      <text:p text:style-name="P15">Footer will be on following pages:- </text:p>
      <text:list text:style-name="L16">
        <text:list-item>
          <text:p text:style-name="P34">Sign Up</text:p>
        </text:list-item>
        <text:list-item>
          <text:p text:style-name="P34">Login</text:p>
        </text:list-item>
        <text:list-item>
          <text:p text:style-name="P34">About Us</text:p>
        </text:list-item>
        <text:list-item>
          <text:p text:style-name="P34">Contact Us</text:p>
        </text:list-item>
        <text:list-item>
          <text:p text:style-name="P34">Accou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23:20:18.113639940</meta:creation-date>
    <dc:date>2023-04-02T18:30:27.473400398</dc:date>
    <meta:editing-duration>PT1H58M44S</meta:editing-duration>
    <meta:editing-cycles>8</meta:editing-cycles>
    <meta:generator>LibreOffice/7.4.6.2$Linux_X86_64 LibreOffice_project/40$Build-2</meta:generator>
    <meta:document-statistic meta:table-count="0" meta:image-count="0" meta:object-count="0" meta:page-count="4" meta:paragraph-count="91" meta:word-count="504" meta:character-count="2684" meta:non-whitespace-character-count="2323"/>
  </office:meta>
</office:document-meta>
</file>